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769cm" svg:height="5.711cm" svg:x="11.902cm" svg:y="2.789cm">
            <draw:object draw:notify-on-update-of-ranges="Sheet1.B2:Sheet1.B34 Sheet1.C2:Sheet1.C34 Sheet1.D2:Sheet1.D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table:style-name="Default"/>
          <table:table-cell office:value-type="string" calcext:value-type="string">
            <text:p>Success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/([.D2]+[.C2]) * 100" office:value-type="float" office:value="7.5" calcext:value-type="float">
            <text:p>7.50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/([.D3]+[.C3]) * 100" office:value-type="float" office:value="13.0434782608696" calcext:value-type="float">
            <text:p>13.0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]/([.D4]+[.C4]) * 100" office:value-type="float" office:value="15.8333333333333" calcext:value-type="float">
            <text:p>15.83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]/([.D5]+[.C5]) * 100" office:value-type="float" office:value="15.4471544715447" calcext:value-type="float">
            <text:p>15.45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]/([.D6]+[.C6]) * 100" office:value-type="float" office:value="8.7719298245614" calcext:value-type="float">
            <text:p>8.77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/([.D7]+[.C7]) * 100" office:value-type="float" office:value="8.25688073394496" calcext:value-type="float">
            <text:p>8.2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8]/([.D8]+[.C8]) * 100" office:value-type="float" office:value="8.18181818181818" calcext:value-type="float">
            <text:p>8.18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9]/([.D9]+[.C9]) * 100" office:value-type="float" office:value="10.8108108108108" calcext:value-type="float">
            <text:p>10.81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0]/([.D10]+[.C10]) * 100" office:value-type="float" office:value="10.1694915254237" calcext:value-type="float">
            <text:p>10.17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1]/([.D11]+[.C11]) * 100" office:value-type="float" office:value="11.0169491525424" calcext:value-type="float">
            <text:p>11.02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2]/([.D12]+[.C12]) * 100" office:value-type="float" office:value="15.0442477876106" calcext:value-type="float">
            <text:p>15.0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3]/([.D13]+[.C13]) * 100" office:value-type="float" office:value="9.259259259259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4]/([.D14]+[.C14]) * 100" office:value-type="float" office:value="9.43396226415094" calcext:value-type="float">
            <text:p>9.43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5]/([.D15]+[.C15]) * 100" office:value-type="float" office:value="10.6194690265487" calcext:value-type="float">
            <text:p>10.62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6]/([.D16]+[.C16]) * 100" office:value-type="float" office:value="13.3333333333333" calcext:value-type="float">
            <text:p>13.33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7]/([.D17]+[.C17]) * 100" office:value-type="float" office:value="10.4761904761905" calcext:value-type="float">
            <text:p>10.48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8]/([.D18]+[.C18]) * 100" office:value-type="float" office:value="10.9090909090909" calcext:value-type="float">
            <text:p>10.91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9]/([.D19]+[.C19]) * 100" office:value-type="float" office:value="12.8440366972477" calcext:value-type="float">
            <text:p>12.84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0]/([.D20]+[.C20]) * 100" office:value-type="float" office:value="17.5438596491228" calcext:value-type="float">
            <text:p>17.5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1]/([.D21]+[.C21]) * 100" office:value-type="float" office:value="9.34579439252336" calcext:value-type="float">
            <text:p>9.35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2]/([.D22]+[.C22]) * 100" office:value-type="float" office:value="18.1034482758621" calcext:value-type="float">
            <text:p>18.10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3]/([.D23]+[.C23]) * 100" office:value-type="float" office:value="12.9310344827586" calcext:value-type="float">
            <text:p>12.93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4]/([.D24]+[.C24]) * 100" office:value-type="float" office:value="9.32203389830509" calcext:value-type="float">
            <text:p>9.32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5]/([.D25]+[.C25]) * 100" office:value-type="float" office:value="12.1495327102804" calcext:value-type="float">
            <text:p>12.15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6]/([.D26]+[.C26]) * 100" office:value-type="float" office:value="20.9090909090909" calcext:value-type="float">
            <text:p>20.91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7]/([.D27]+[.C27]) * 100" office:value-type="float" office:value="14.2857142857143" calcext:value-type="float">
            <text:p>14.29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8]/([.D28]+[.C28]) * 100" office:value-type="float" office:value="17.2727272727273" calcext:value-type="float">
            <text:p>17.27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29]/([.D29]+[.C29]) * 100" office:value-type="float" office:value="15.9663865546218" calcext:value-type="float">
            <text:p>15.97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0]/([.D30]+[.C30]) * 100" office:value-type="float" office:value="19.8412698412698" calcext:value-type="float">
            <text:p>19.84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1]/([.D31]+[.C31]) * 100" office:value-type="float" office:value="9.43396226415094" calcext:value-type="float">
            <text:p>9.43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2]/([.D32]+[.C32]) * 100" office:value-type="float" office:value="10.7142857142857" calcext:value-type="float">
            <text:p>10.7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3]/([.D33]+[.C33]) * 100" office:value-type="float" office:value="10.377358490566" calcext:value-type="float">
            <text:p>10.38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4]/([.D34]+[.C34]) * 100" office:value-type="float" office:value="13.5593220338983" calcext:value-type="float">
            <text:p>13.56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table:style-name="Default" table:formula="of:=AVERAGE([.B2:.B34])" office:value-type="float" office:value="12.5062805098018" calcext:value-type="float">
            <text:p>12.50628050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2" number:min-integer-digits="0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22:17:27.697675290</meta:creation-date>
    <dc:date>2016-04-03T01:43:34.655217717</dc:date>
    <meta:editing-duration>PT2H37M56S</meta:editing-duration>
    <meta:editing-cycles>1</meta:editing-cycles>
    <meta:document-statistic meta:table-count="1" meta:cell-count="136" meta:object-count="1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3" style:family="chart" style:data-style-name="N1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7cm" svg:height="5.712cm" xlink:href=".." xlink:type="simple" chart:class="chart:area" chart:style-name="ch1">
        <chart:plot-area chart:style-name="ch2" table:cell-range-address="Sheet1.B2:Sheet1.D34" chart:data-source-has-labels="column" svg:x="0.435cm" svg:y="0.114cm" svg:width="20.9cm" svg:height="5.484cm">
          <chartooo:coordinate-region svg:x="1.242cm" svg:y="0.313cm" svg:width="19.668cm" svg:height="4.24cm"/>
          <chart:axis chart:dimension="x" chart:name="primary-x" chart:style-name="ch3" chartooo:axis-type="auto">
            <chartooo:date-scale/>
            <chart:categories table:cell-range-address="Sheet1.B2:Sheet1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4" chart:class="chart:area">
            <chart:data-point chart:repeated="33"/>
          </chart:series>
          <chart:series chart:style-name="ch7" chart:values-cell-range-address="Sheet1.D2:Sheet1.D34" chart:class="chart:area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7.5">
                <text:p>10</text:p>
                <draw:g>
                  <svg:desc>Sheet1.B2:Sheet1.B34</svg:desc>
                </draw:g>
              </table:table-cell>
              <table:table-cell office:value-type="float" office:value="9">
                <text:p>9</text:p>
                <draw:g>
                  <svg:desc>Sheet1.C2:Sheet1.C34</svg:desc>
                </draw:g>
              </table:table-cell>
              <table:table-cell office:value-type="float" office:value="111">
                <text:p>111</text:p>
                <draw:g>
                  <svg:desc>Sheet1.D2:Sheet1.D34</svg:desc>
                </draw:g>
              </table:table-cell>
            </table:table-row>
            <table:table-row>
              <table:table-cell office:value-type="float" office:value="13.0434782608696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.8333333333333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.4471544715447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8.7719298245614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8.25688073394496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.18181818181818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.8108108108108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.1694915254237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1.0169491525424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5.0442477876106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9.25925925925926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9.43396226415094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.6194690265487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3.3333333333333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0.4761904761905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0.9090909090909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2.8440366972477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.5438596491228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9.34579439252336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8.10344827586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2.9310344827586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9.32203389830509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2.1495327102804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.9090909090909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4.2857142857143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7.2727272727273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5.9663865546218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.8412698412698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9.43396226415094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.7142857142857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.377358490566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3.5593220338983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